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end"/>
    </style:style>
    <style:style style:name="P2" style:parent-style-name="Standard" style:family="paragraph">
      <style:paragraph-properties fo:text-align="justify"/>
    </style:style>
    <style:style style:name="P3" style:parent-style-name="Standard" style:family="paragraph">
      <style:paragraph-properties fo:text-align="end"/>
    </style:style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T8" style:parent-style-name="Car.predefinitoparagrafo" style:family="text">
      <style:text-properties fo:color="#FFFFFF" fo:background-color="#000080"/>
    </style:style>
    <style:style style:name="P9" style:parent-style-name="Standard" style:family="paragraph">
      <style:paragraph-properties fo:margin-left="0.25in">
        <style:tab-stops/>
      </style:paragraph-properties>
      <style:text-properties fo:language="en" fo:country="US"/>
    </style:style>
    <style:style style:name="P10" style:parent-style-name="Standard" style:family="paragraph">
      <style:paragraph-properties fo:margin-left="0.25in">
        <style:tab-stops/>
      </style:paragraph-properties>
      <style:text-properties fo:language="en" fo:country="US"/>
    </style:style>
    <style:style style:name="P11" style:parent-style-name="Standard" style:family="paragraph">
      <style:paragraph-properties fo:margin-left="0.25in">
        <style:tab-stops/>
      </style:paragraph-properties>
      <style:text-properties fo:language="en" fo:country="US"/>
    </style:style>
    <style:style style:name="P12" style:parent-style-name="Standard" style:family="paragraph">
      <style:paragraph-properties fo:margin-left="0.25in">
        <style:tab-stops/>
      </style:paragraph-properties>
    </style:style>
    <style:style style:name="T13" style:parent-style-name="Car.predefinitoparagrafo" style:family="text">
      <style:text-properties fo:language="en" fo:country="US"/>
    </style:style>
    <style:style style:name="T14" style:parent-style-name="Car.predefinitoparagrafo" style:family="text">
      <style:text-properties fo:color="#FFFFFF" fo:background-color="#000080" fo:language="en" fo:country="US"/>
    </style:style>
    <style:style style:name="T15" style:parent-style-name="Car.predefinitoparagrafo" style:family="text">
      <style:text-properties fo:color="#FFFFFF" fo:language="en" fo:country="US"/>
    </style:style>
    <style:style style:name="T16" style:parent-style-name="Car.predefinitoparagrafo" style:family="text">
      <style:text-properties fo:language="en" fo:country="US"/>
    </style:style>
    <style:style style:name="P17" style:parent-style-name="Standard" style:family="paragraph">
      <style:paragraph-properties fo:margin-left="0.25in">
        <style:tab-stops/>
      </style:paragraph-properties>
      <style:text-properties fo:language="en" fo:country="US"/>
    </style:style>
    <style:style style:name="P18" style:parent-style-name="Standard" style:family="paragraph">
      <style:paragraph-properties fo:margin-left="0.25in">
        <style:tab-stops/>
      </style:paragraph-properties>
      <style:text-properties fo:language="en" fo:country="US"/>
    </style:style>
    <style:style style:name="P19" style:parent-style-name="Standard" style:family="paragraph">
      <style:paragraph-properties fo:margin-left="0.25in">
        <style:tab-stops/>
      </style:paragraph-properties>
      <style:text-properties fo:language="en" fo:country="US"/>
    </style:style>
    <style:style style:name="P20" style:parent-style-name="Standard" style:family="paragraph">
      <style:paragraph-properties fo:margin-left="0.25in">
        <style:tab-stops/>
      </style:paragraph-properties>
      <style:text-properties fo:language="en" fo:country="US"/>
    </style:style>
    <style:style style:name="P21" style:parent-style-name="Standard" style:family="paragraph">
      <style:paragraph-properties fo:margin-left="0.25in">
        <style:tab-stops/>
      </style:paragraph-properties>
    </style:style>
    <style:style style:name="T22" style:parent-style-name="Car.predefinitoparagrafo" style:family="text">
      <style:text-properties fo:language="en" fo:country="US"/>
    </style:style>
    <style:style style:name="T23" style:parent-style-name="Car.predefinitoparagrafo" style:family="text">
      <style:text-properties fo:language="en" fo:country="US"/>
    </style:style>
    <style:style style:name="T24" style:parent-style-name="Car.predefinitoparagrafo" style:family="text">
      <style:text-properties fo:language="en" fo:country="US"/>
    </style:style>
    <style:style style:name="P25" style:parent-style-name="Standard" style:family="paragraph">
      <style:paragraph-properties fo:margin-left="0.25in">
        <style:tab-stops/>
      </style:paragraph-properties>
    </style:style>
    <style:style style:name="P26" style:parent-style-name="Standard" style:family="paragraph">
      <style:paragraph-properties fo:margin-left="0.25in">
        <style:tab-stops/>
      </style:paragraph-properties>
      <style:text-properties fo:language="en" fo:country="US"/>
    </style:style>
    <style:style style:name="P27" style:parent-style-name="Standard" style:family="paragraph">
      <style:paragraph-properties fo:margin-left="0.25in">
        <style:tab-stops/>
      </style:paragraph-properties>
    </style:style>
    <style:style style:name="T28" style:parent-style-name="Car.predefinitoparagrafo" style:family="text">
      <style:text-properties fo:language="en" fo:country="US"/>
    </style:style>
    <style:style style:name="P29" style:parent-style-name="Standard" style:family="paragraph">
      <style:paragraph-properties fo:margin-left="0.25in">
        <style:tab-stops/>
      </style:paragraph-properties>
    </style:style>
  </office:automatic-styles>
  <office:body>
    <office:text text:use-soft-page-breaks="true">
      <text:p text:style-name="P1">Federico Palazzini 173731</text:p>
      <text:p text:style-name="Standard">Il codice chiamato review_home.js:</text:p>
      <text:p text:style-name="Standard">- tutte le funzioni sono state ben commentate (forse anche troppo)</text:p>
      <text:p text:style-name="Standard">- il codice è ben indentato</text:p>
      <text:p text:style-name="Standard">- non ci sono ripetizione di<text:s/>codice</text:p>
      <text:p text:style-name="Standard">- il codice è documentato sulle operazioni importanti che vengono fatte</text:p>
      <text:p text:style-name="Standard">- le variabili sono ben dichiarate</text:p>
      <text:p text:style-name="P2"/>
      <text:p text:style-name="P3">Zihadul Azam 173509</text:p>
      <text:p text:style-name="Standard">Il codice chiamato review_home.js:</text:p>
      <text:list text:style-name="LFO1" text:continue-numbering="true">
        <text:list-item>
          <text:p text:style-name="P4">Tutte le funzioni ha lo stesso template per i commenti (ad alcuni usa Doxygen ed ad alcuni usa commenti normali</text:p>
        </text:list-item>
        <text:list-item>
          <text:p text:style-name="P5">Codice ben strutturato</text:p>
        </text:list-item>
        <text:list-item>
          <text:p text:style-name="P6">I nomi delle variabili sono chiari.</text:p>
        </text:list-item>
      </text:list>
      <text:p text:style-name="Standard"/>
      <text:list text:style-name="LFO1" text:continue-numbering="true">
        <text:list-item>
          <text:p text:style-name="P7">Alla funzione sottostante non si capisce perché ha dichiarato<text:s/><text:span text:style-name="T8">response</text:span></text:p>
        </text:list-item>
      </text:list>
      <text:p text:style-name="P9">function httpGetAsync(url,callback)<text:tab/></text:p>
      <text:p text:style-name="P10">{</text:p>
      <text:p text:style-name="P11"><text:tab/>var xhr = new XMLHttpRequest();</text:p>
      <text:p text:style-name="P12"><text:span text:style-name="T13"><text:tab/>var<text:s/></text:span><text:span text:style-name="T14">response</text:span><text:span text:style-name="T15"><text:s/></text:span><text:span text:style-name="T16">= {};</text:span></text:p>
      <text:p text:style-name="P17"><text:tab/>xhr.onreadystatechange = function()<text:s/></text:p>
      <text:p text:style-name="P18"><text:tab/>{</text:p>
      <text:p text:style-name="P19"><text:tab/><text:tab/>//when response arrives pass it to callback</text:p>
      <text:p text:style-name="P20"><text:tab/><text:tab/>if (xhr.readyState == XMLHttpRequest.DONE)</text:p>
      <text:p text:style-name="P21"><text:span text:style-name="T22"><text:tab/></text:span><text:span text:style-name="T23"><text:tab/></text:span><text:span text:style-name="T24"><text:tab/></text:span>callback(xhr.responseText);</text:p>
      <text:p text:style-name="P25"><text:tab/>};</text:p>
      <text:p text:style-name="P26"><text:tab/>xhr.open("GET", url, true);</text:p>
      <text:p text:style-name="P27"><text:span text:style-name="T28"><text:tab/></text:span>xhr.send(null);</text:p>
      <text:p text:style-name="P29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zihadul azam</dc:creator>
    <meta:creation-date>2016-12-11T16:37:00Z</meta:creation-date>
    <dc:date>2016-12-13T11:36:00Z</dc:date>
    <meta:template xlink:href="Normal" xlink:type="simple"/>
    <meta:editing-cycles>4</meta:editing-cycles>
    <meta:editing-duration>PT1260S</meta:editing-duration>
    <meta:document-statistic meta:page-count="1" meta:paragraph-count="1" meta:word-count="135" meta:character-count="904" meta:row-count="6" meta:non-whitespace-character-count="770"/>
  </office:meta>
</office:document-meta>
</file>